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BB00000044BE26FB59.png" manifest:media-type="image/png"/>
  <manifest:file-entry manifest:full-path="Pictures/10000001000001AD00000047DB5E3E6C.png" manifest:media-type="image/png"/>
  <manifest:file-entry manifest:full-path="Pictures/10000001000001D600000063B38A6B75.png" manifest:media-type="image/png"/>
  <manifest:file-entry manifest:full-path="Pictures/10000001000001620000005C90DCA606.png" manifest:media-type="image/png"/>
  <manifest:file-entry manifest:full-path="Pictures/10000001000001D100000098649364D6.png" manifest:media-type="image/png"/>
  <manifest:file-entry manifest:full-path="Pictures/10000001000002350000008F99F5FBD3.png" manifest:media-type="image/png"/>
  <manifest:file-entry manifest:full-path="Pictures/10000001000001C90000007B815F08E5.png" manifest:media-type="image/png"/>
  <manifest:file-entry manifest:full-path="Pictures/100000010000017F0000005787B9EF67.png" manifest:media-type="image/png"/>
  <manifest:file-entry manifest:full-path="Pictures/10000001000001B60000009D7D83339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7583" officeooo:paragraph-rsid="001175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><draw:frame draw:style-name="fr1" draw:name="Imagen1" text:anchor-type="char" svg:x="0.046cm" svg:y="0.037cm" svg:width="11.352cm" svg:height="1.879cm" draw:z-index="0"><draw:image xlink:href="Pictures/10000001000001AD00000047DB5E3E6C.png" xlink:type="simple" xlink:show="embed" xlink:actuate="onLoad" draw:mime-type="image/png"/></draw:frame></text:p>
      <text:p text:style-name="P1"/>
      <text:p text:style-name="P1"/>
      <text:p text:style-name="P1"><draw:frame draw:style-name="fr1" draw:name="Imagen2" text:anchor-type="char" svg:x="0.046cm" svg:y="0.453cm" svg:width="9.366cm" svg:height="2.434cm" draw:z-index="1"><draw:image xlink:href="Pictures/10000001000001620000005C90DCA60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n3" text:anchor-type="char" svg:x="0.046cm" svg:y="0cm" svg:width="12.303cm" svg:height="4.022cm" draw:z-index="2"><draw:image xlink:href="Pictures/10000001000001D100000098649364D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4" text:anchor-type="char" svg:x="0.046cm" svg:y="0.125cm" svg:width="12.437cm" svg:height="2.619cm" draw:z-index="3"><draw:image xlink:href="Pictures/10000001000001D600000063B38A6B7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draw:frame draw:style-name="fr1" draw:name="Imagen5" text:anchor-type="char" svg:x="0.046cm" svg:y="0.309cm" svg:width="12.093cm" svg:height="3.254cm" draw:z-index="4"><draw:image xlink:href="Pictures/10000001000001C90000007B815F08E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6" text:anchor-type="char" svg:x="0.046cm" svg:y="0.153cm" svg:width="10.134cm" svg:height="2.302cm" draw:z-index="5"><draw:image xlink:href="Pictures/100000010000017F0000005787B9EF6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draw:frame draw:style-name="fr1" draw:name="Imagen7" text:anchor-type="char" svg:x="0.046cm" svg:y="0.019cm" svg:width="14.951cm" svg:height="3.784cm" draw:z-index="6"><draw:image xlink:href="Pictures/10000001000002350000008F99F5FBD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8" text:anchor-type="char" svg:x="0.046cm" svg:y="0.393cm" svg:width="11.723cm" svg:height="1.799cm" draw:z-index="7"><draw:image xlink:href="Pictures/10000001000001BB00000044BE26FB5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9" text:anchor-type="char" svg:x="-0.019cm" svg:y="0.088cm" svg:width="11.591cm" svg:height="4.154cm" draw:z-index="8"><draw:image xlink:href="Pictures/10000001000001B60000009D7D83339A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3T20:20:24.194249700</meta:creation-date>
    <meta:generator>LibreOffice/25.2.5.2$Windows_X86_64 LibreOffice_project/03d19516eb2e1dd5d4ccd751a0d6f35f35e08022</meta:generator>
    <dc:date>2025-10-06T17:58:51.433184800</dc:date>
    <meta:editing-duration>PT9M43S</meta:editing-duration>
    <meta:editing-cycles>10</meta:editing-cycles>
    <meta:document-statistic meta:table-count="0" meta:image-count="9" meta:object-count="0" meta:page-count="2" meta:paragraph-count="1" meta:word-count="1" meta:character-count="2" meta:non-whitespace-character-count="2"/>
  </office:meta>
</office:document-meta>
</file>